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automatic-styles>
    <style:style style:name="P1" style:family="paragraph" style:parent-style-name="Standard">
      <style:text-properties fo:font-size="11.3999996185303pt" officeooo:rsid="0018580d" officeooo:paragraph-rsid="0018580d" style:font-size-asian="10pt" style:font-size-complex="11.3999996185303pt"/>
    </style:style>
    <style:style style:name="P2" style:family="paragraph" style:parent-style-name="Standard">
      <style:text-properties fo:font-size="15pt" fo:font-weight="bold" officeooo:paragraph-rsid="0018580d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fo:font-weight="bold" officeooo:rsid="0018580d" officeooo:paragraph-rsid="0018580d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9pt" officeooo:rsid="0018580d" officeooo:paragraph-rsid="0018580d" style:font-size-asian="9pt" style:font-size-complex="9pt"/>
    </style:style>
    <style:style style:name="P5" style:family="paragraph" style:parent-style-name="Standard">
      <style:text-properties fo:font-size="9pt" officeooo:rsid="0018580d" officeooo:paragraph-rsid="0018f1b1" style:font-size-asian="9pt" style:font-size-complex="9pt"/>
    </style:style>
    <style:style style:name="P6" style:family="paragraph" style:parent-style-name="Standard">
      <style:text-properties fo:font-size="9pt" officeooo:rsid="0018580d" officeooo:paragraph-rsid="001a634d" style:font-size-asian="9pt" style:font-size-complex="9pt"/>
    </style:style>
    <style:style style:name="P7" style:family="paragraph" style:parent-style-name="Standard">
      <style:text-properties fo:font-size="9pt" fo:font-weight="normal" officeooo:rsid="001a132e" officeooo:paragraph-rsid="001a132e" style:font-size-asian="9pt" style:font-weight-asian="normal" style:font-size-complex="9pt" style:font-weight-complex="normal"/>
    </style:style>
    <style:style style:name="P8" style:family="paragraph" style:parent-style-name="Standard">
      <style:text-properties officeooo:paragraph-rsid="0018f1b1"/>
    </style:style>
    <style:style style:name="P9" style:family="paragraph" style:parent-style-name="Standard">
      <style:text-properties fo:font-size="9pt" fo:font-weight="normal" officeooo:rsid="0018f1b1" officeooo:paragraph-rsid="0018580d" style:font-size-asian="9pt" style:font-weight-asian="normal" style:font-size-complex="9pt" style:font-weight-complex="normal"/>
    </style:style>
    <style:style style:name="P10" style:family="paragraph" style:parent-style-name="Standard">
      <style:text-properties fo:font-size="9pt" fo:font-weight="normal" officeooo:rsid="0018f1b1" officeooo:paragraph-rsid="0018f1b1" style:font-size-asian="9pt" style:font-weight-asian="normal" style:font-size-complex="9pt" style:font-weight-complex="normal"/>
    </style:style>
    <style:style style:name="P11" style:family="paragraph" style:parent-style-name="Standard">
      <style:text-properties fo:font-size="9pt" fo:font-weight="normal" officeooo:rsid="001a132e" officeooo:paragraph-rsid="001a132e" style:font-size-asian="9pt" style:font-weight-asian="normal" style:font-size-complex="9pt" style:font-weight-complex="normal"/>
    </style:style>
    <style:style style:name="P12" style:family="paragraph" style:parent-style-name="Standard">
      <style:text-properties fo:font-size="9pt" fo:font-weight="normal" officeooo:rsid="001f49b6" officeooo:paragraph-rsid="001a132e" style:font-size-asian="9pt" style:font-weight-asian="normal" style:font-size-complex="9pt" style:font-weight-complex="normal"/>
    </style:style>
    <style:style style:name="P13" style:family="paragraph" style:parent-style-name="Standard">
      <style:text-properties fo:font-size="9pt" officeooo:rsid="0018580d" officeooo:paragraph-rsid="0018580d" style:font-size-asian="9pt" style:font-size-complex="9pt"/>
    </style:style>
    <style:style style:name="P14" style:family="paragraph" style:parent-style-name="Standard">
      <style:text-properties fo:font-size="9pt" officeooo:rsid="0018580d" officeooo:paragraph-rsid="001d6966" style:font-size-asian="9pt" style:font-size-complex="9pt"/>
    </style:style>
    <style:style style:name="P15" style:family="paragraph" style:parent-style-name="Standard">
      <style:text-properties fo:font-size="15pt" fo:font-weight="bold" officeooo:rsid="0018580d" officeooo:paragraph-rsid="0018580d" style:font-size-asian="15pt" style:font-weight-asian="bold" style:font-size-complex="15pt" style:font-weight-complex="bold"/>
    </style:style>
    <style:style style:name="P16" style:family="paragraph" style:parent-style-name="Standard">
      <style:text-properties officeooo:paragraph-rsid="0018580d"/>
    </style:style>
    <style:style style:name="T1" style:family="text">
      <style:text-properties officeooo:rsid="0018f1b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8f1b1" style:font-weight-asian="normal" style:font-weight-complex="normal"/>
    </style:style>
    <style:style style:name="T4" style:family="text">
      <style:text-properties fo:font-weight="normal" officeooo:rsid="001a634d" style:font-weight-asian="normal" style:font-weight-complex="normal"/>
    </style:style>
    <style:style style:name="T5" style:family="text">
      <style:text-properties fo:font-weight="normal" officeooo:rsid="001d6966" style:font-weight-asian="normal" style:font-weight-complex="normal"/>
    </style:style>
    <style:style style:name="T6" style:family="text">
      <style:text-properties fo:font-weight="normal" officeooo:rsid="001f49b6" style:font-weight-asian="normal" style:font-weight-complex="normal"/>
    </style:style>
    <style:style style:name="T7" style:family="text">
      <style:text-properties fo:font-size="15pt" fo:font-weight="bold" officeooo:rsid="0018f1b1" style:font-size-asian="15pt" style:font-weight-asian="bold" style:font-size-complex="15pt" style:font-weight-complex="bold"/>
    </style:style>
    <style:style style:name="T8" style:family="text">
      <style:text-properties fo:font-size="15pt" fo:font-weight="bold" officeooo:rsid="0018580d" style:font-size-asian="15pt" style:font-weight-asian="bold" style:font-size-complex="15pt" style:font-weight-complex="bold"/>
    </style:style>
    <style:style style:name="T9" style:family="text">
      <style:text-properties fo:font-size="15pt" fo:font-weight="bold" officeooo:rsid="001f49b6" style:font-size-asian="15pt" style:font-weight-asian="bold" style:font-size-complex="15pt" style:font-weight-complex="bold"/>
    </style:style>
    <style:style style:name="T10" style:family="text">
      <style:text-properties fo:font-size="15pt" fo:font-weight="bold" officeooo:rsid="00225f70" style:font-size-asian="15pt" style:font-weight-asian="bold" style:font-size-complex="15pt" style:font-weight-complex="bold"/>
    </style:style>
    <style:style style:name="T11" style:family="text">
      <style:text-properties officeooo:rsid="001d6966"/>
    </style:style>
    <style:style style:name="T12" style:family="text">
      <style:text-properties fo:font-size="9pt" officeooo:rsid="0018580d" style:font-size-asian="9pt" style:font-size-complex="9pt"/>
    </style:style>
    <style:style style:name="T13" style:family="text">
      <style:text-properties fo:font-size="9pt" officeooo:rsid="001d6966" style:font-size-asian="9pt" style:font-size-complex="9pt"/>
    </style:style>
    <style:style style:name="T14" style:family="text">
      <style:text-properties officeooo:rsid="001f49b6"/>
    </style:style>
    <style:style style:name="T15" style:family="text">
      <style:text-properties officeooo:rsid="0021349b"/>
    </style:style>
    <style:style style:name="T16" style:family="text">
      <style:text-properties officeooo:rsid="00225f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. Analysis Data using Python <text:span text:style-name="T11">and Pandas</text:span><text:span text:style-name="T16">(EDA)</text:span><text:span text:style-name="T11"> </text:span></text:p>
      <text:p text:style-name="P16"><text:span text:style-name="T12">In this project, we will analyze data using Python </text:span><text:span text:style-name="T13">and compare code using Pandas library. </text:span></text:p>
      <text:p text:style-name="P16"><text:span text:style-name="T13">기본 파이썬 코드를 활용한 데이터 분석, 판다스 라이브러리를 활용하여 동일한 데이터 분석을 실시하고, 데이터 분석에 시행되는 소요 시간을 분석. 이후 결과를 Plotly 라이브러리를 활용하여 시각화. </text:span></text:p>
      <text:p text:style-name="P1"/>
      <text:p text:style-name="P3">2. Building Query on CSV using Python <text:span text:style-name="T11">and CSVIndex</text:span><text:span text:style-name="T16">(Range Search) </text:span></text:p>
      <text:p text:style-name="P4">In this project, we will make class query to query data on CSV file. <text:span text:style-name="T11">And also compare times using among normal code, Query class, CSVIndex class. </text:span></text:p>
      <text:p text:style-name="P4">원하는 데이터를 찾기 위한 쿼리문을 작성하기 위해, 일반적인 코드, 쿼리 클래스, <text:span text:style-name="T11">CSVIndex 클래스를 활용하여 범위 탐색을 실시하고, 소요 시간을 분석. </text:span></text:p>
      <text:p text:style-name="P1"/>
      <text:p text:style-name="P3">3. File Processing on Shell<text:span text:style-name="T16">(Shell) </text:span></text:p>
      <text:p text:style-name="P4">In this project, we will process files in directory using basic commands of shell and csv toolkit. </text:p>
      <text:p text:style-name="P4">복수의 파일로 구성되어 있는 파일들을 일반적인 셸 명령어로 하나의 파일로 저장하고, <text:span text:style-name="T11">CSV toolkit을 활용하여 동일한 작업을 수행함. </text:span></text:p>
      <text:p text:style-name="P1"/>
      <text:p text:style-name="P3">4. Analyzing Data using SQL<text:span text:style-name="T16">(SQL → EDA) </text:span></text:p>
      <text:p text:style-name="P14"><text:span text:style-name="T2">In this project, we will analyze data using SQLite on Python IDE. </text:span><text:span text:style-name="T3">After analyzing data, we will visualize results with plotly. </text:span></text:p>
      <text:p text:style-name="P14"><text:span text:style-name="T5">SQLite3 모듈을 사용하여 데이터를 분석하고 결과를 </text:span><text:span text:style-name="T6">Pandas</text:span><text:span text:style-name="T5"> 데이터프레임으로 출력한 뒤 </text:span><text:span text:style-name="T6">Plotly 라이브러리를 통해 시각화. </text:span></text:p>
      <text:p text:style-name="P9"/>
      <text:p text:style-name="P3">5. Building a Database on PostgresSQL<text:span text:style-name="T16">(DB) </text:span></text:p>
      <text:p text:style-name="P5"><text:span text:style-name="T2">In this project, we will </text:span><text:span text:style-name="T3">build a database on PostgresSQL. The goal of this project is optimizing data types, making users, and granting user privileges. After all, we will explore internal structure of table we created. </text:span></text:p>
      <text:p text:style-name="P10"/>
      <text:p text:style-name="P3">6. Optimizing DataFrame and Analyzing Datasets in Chunks</text:p>
      <text:p text:style-name="P7">In this project, we will optimize dataframe and analyze it in chunks under available memory.</text:p>
      <text:p text:style-name="P12">데이터 프레임을 청크 단위로 일정 메모리 이하로 데이터를 최적화하고, 데이터 분석을 수행함. </text:p>
      <text:p text:style-name="P2"/>
      <text:p text:style-name="P3">7. Analyzing Datasets with MapReduce</text:p>
      <text:p text:style-name="P7">In this project, we will analyze dataset with mapreduce framework. After we get results from mapreduce, we will compare times with process without mapredue.</text:p>
      <text:p text:style-name="P7">맵리듀스를 사용하여 데이터를 분석하고, 일반적인 데이터 분석과 시간을 분석함. </text:p>
      <text:p text:style-name="P7"/>
      <text:p text:style-name="P8"><text:span text:style-name="T7">8</text:span><text:span text:style-name="T8">. </text:span><text:span text:style-name="T7">Make programs process tasks using FCFS and LCFS</text:span></text:p>
      <text:p text:style-name="P7"><text:span text:style-name="T1">I</text:span>n this project, we will make program returns process of tasks on FCFS and LCFS.</text:p>
      <text:p text:style-name="P7"/>
      <text:p text:style-name="P8"><text:span text:style-name="T7">9</text:span><text:span text:style-name="T8">. </text:span><text:span text:style-name="T7">Analzing Datasets </text:span><text:span text:style-name="T10">using</text:span><text:span text:style-name="T7"> Dictionary </text:span><text:span text:style-name="T9">and Key-Value Store </text:span></text:p>
      <text:p text:style-name="P6"><text:span text:style-name="T3">In this project, we will analyze data using </text:span><text:span text:style-name="T4">Dictionary. 데이터를 </text:span><text:span text:style-name="T6">Dictionary와 KVStore 자료형으로 데이터를 분석함. </text:span><text:span text:style-name="T4">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7T10:17:11.608923599</meta:creation-date>
    <meta:generator>LibreOffice/6.4.7.2$Linux_X86_64 LibreOffice_project/40$Build-2</meta:generator>
    <dc:date>2022-05-31T09:29:26.282702433</dc:date>
    <meta:editing-duration>PT18M8S</meta:editing-duration>
    <meta:editing-cycles>5</meta:editing-cycles>
    <meta:document-statistic meta:table-count="0" meta:image-count="0" meta:object-count="0" meta:page-count="1" meta:paragraph-count="24" meta:word-count="580" meta:character-count="1985" meta:non-whitespace-character-count="1644"/>
  </office:meta>
</office:document-meta>
</file>